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33739" officeooo:paragraph-rsid="000d51a6" style:font-weight-asian="normal" style:font-weight-complex="normal"/>
    </style:style>
    <style:style style:name="P2" style:family="paragraph" style:parent-style-name="Standard">
      <style:text-properties fo:font-weight="normal" officeooo:rsid="0014fdb4" officeooo:paragraph-rsid="000d51a6" style:font-weight-asian="normal" style:font-weight-complex="normal"/>
    </style:style>
    <style:style style:name="P3" style:family="paragraph" style:parent-style-name="Standard">
      <style:text-properties fo:font-weight="normal" officeooo:rsid="0024668d" officeooo:paragraph-rsid="000d51a6" style:font-weight-asian="normal" style:font-weight-complex="normal"/>
    </style:style>
    <style:style style:name="P4" style:family="paragraph" style:parent-style-name="Standard">
      <style:text-properties fo:color="#800000" fo:font-weight="bold" officeooo:rsid="00133739" officeooo:paragraph-rsid="000d51a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51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stuces </text:span>:</text:p>
      <text:p text:style-name="P2">utiliser les fonctions mbstring (mb_substr,mb_strlen) quand caractères spéciaux et traiter en chaine de car pas en element de tableau</text:p>
      <text:p text:style-name="P1"/>
      <text:p text:style-name="P1">la regexp pour filtrer les lettres n’avait pas été corrigée partout</text:p>
      <text:p text:style-name="P1">fonction.php : l32,154,162,214 et 290</text:p>
      <text:p text:style-name="P1">fonction.js : l21,72,261 et 120</text:p>
      <text:p text:style-name="P1"/>
      <text:p text:style-name="P1">Il faut gérer $(#word).val () mais aussi $(#word).html() à cause du clavier virtuel</text:p>
      <text:p text:style-name="P1"/>
      <text:p text:style-name="P1">Il faut gérer à 2 endroits l’annulation si le mot est correct et s’il est incorrect</text:p>
      <text:p text:style-name="P1"/>
      <text:p text:style-name="P3">pour faire relire css : &lt;link href="css/scrabbleoc.css?<text:span text:style-name="T1">ver=16</text:span>" rel="stylesheet" /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4:59:02.966452765</meta:creation-date>
    <dc:date>2021-03-25T14:59:27.249222138</dc:date>
    <meta:editing-duration>PT24S</meta:editing-duration>
    <meta:editing-cycles>1</meta:editing-cycles>
    <meta:document-statistic meta:table-count="0" meta:image-count="0" meta:object-count="0" meta:page-count="1" meta:paragraph-count="8" meta:word-count="80" meta:character-count="525" meta:non-whitespace-character-count="453"/>
    <meta:generator>LibreOffice/5.2.7.2$Linux_X86_64 LibreOffice_project/20m0$Build-2</meta:generator>
  </office:meta>
</office:document-meta>
</file>